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d9a6" style:font-size-asian="12pt" style:font-size-complex="12pt"/>
    </style:style>
    <style:style style:name="P2" style:family="paragraph" style:parent-style-name="Standard">
      <style:text-properties fo:font-size="12pt" officeooo:paragraph-rsid="00046d47" style:font-size-asian="12pt" style:font-size-complex="12pt"/>
    </style:style>
    <style:style style:name="P3" style:family="paragraph" style:parent-style-name="Standard">
      <style:text-properties fo:font-size="12pt" officeooo:paragraph-rsid="00083bbb" style:font-size-asian="12pt" style:font-size-complex="12pt"/>
    </style:style>
    <style:style style:name="P4" style:family="paragraph" style:parent-style-name="Standard">
      <style:text-properties fo:font-size="12pt" officeooo:paragraph-rsid="000b2313" style:font-size-asian="12pt" style:font-size-complex="12pt"/>
    </style:style>
    <style:style style:name="P5" style:family="paragraph" style:parent-style-name="Standard">
      <style:text-properties fo:font-size="12pt" officeooo:paragraph-rsid="000ef029" style:font-size-asian="12pt" style:font-size-complex="12pt"/>
    </style:style>
    <style:style style:name="P6" style:family="paragraph" style:parent-style-name="Standard">
      <style:text-properties fo:font-size="12pt" officeooo:paragraph-rsid="000f4d38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officeooo:rsid="0004d9a6"/>
    </style:style>
    <style:style style:name="T3" style:family="text">
      <style:text-properties officeooo:rsid="00083bb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3bb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鄺校長道鑒：</text:p>
      <text:p text:style-name="P1"/>
      <text:p text:style-name="P7"/>
      <text:p text:style-name="P7">應徵物理科合約 / 常額教師老師</text:p>
      <text:p text:style-name="P2"/>
      <text:p text:style-name="P2"/>
      <text:p text:style-name="P1"><text:s text:c="2"/>本人j<text:span text:style-name="T2">ump</text:span> 網站上，得悉 貴校有意聘請物理科老師，本人對此職位深感興趣，故特來函應徵。</text:p>
      <text:p text:style-name="P1"/>
      <text:p text:style-name="P4"><text:s text:c="2"/>本人畢業於香港中文大學，主修物理及副修數學，並取得物理哲學碩士學位。此後，本人出於對利用物理數學幫助社會的興趣，前往荷蘭萊頓大學攻讀社會科學博士學位，目前正在即將畢業的階段。在攻讀博士期間，本人意外地開發了一款科普物理遊戲，這激發了本人回港從事中學教學並推動科普教育的念頭。</text:p>
      <text:p text:style-name="P1"/>
      <text:p text:style-name="P5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3"/>
      <text:p text:style-name="P6"><text:s text:c="2"/>本人從小在教會成長，在荷蘭期間，本人也積極參與當地國際教會和華人教會的聚會。特別是在這幾年的海外求學和生活中，本人對基督教的感受更加深刻。因此，本人非常高興有機會同時教授基督教教育科，希望能以生動有趣的方式將基督的精神展現給學生們。</text:p>
      <text:p text:style-name="P3"/>
      <text:p text:style-name="P3"><text:s text:c="2"/>綜合本人的學歷及經驗，相信正符合 貴校對上述職位的要求。隨函謹附個人英文履歷一份，懇請閱覽。</text:p>
      <text:p text:style-name="P3"/>
      <text:p text:style-name="P2"/>
      <text:p text:style-name="P2">敬祝 <text:line-break/>教安</text:p>
      <text:p text:style-name="P2"/>
      <text:p text:style-name="P2"/>
      <text:p text:style-name="P1">申請人</text:p>
      <text:p text:style-name="P1">賴冠恒 謹啟</text:p>
      <text:p text:style-name="P1">202<text:span text:style-name="T1">4</text:span> 年 <text:span text:style-name="T1">2 </text:span>月 <text:span text:style-name="T1">27</text:span> 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2-27T16:39:13.192857528</dc:date>
    <meta:editing-duration>PT3H38M54S</meta:editing-duration>
    <meta:editing-cycles>13</meta:editing-cycles>
    <meta:generator>LibreOffice/7.6.4.1$Linux_X86_64 LibreOffice_project/60$Build-1</meta:generator>
    <meta:document-statistic meta:table-count="0" meta:image-count="0" meta:object-count="0" meta:page-count="1" meta:paragraph-count="11" meta:word-count="616" meta:character-count="652" meta:non-whitespace-character-count="629"/>
  </office:meta>
</office:document-meta>
</file>